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895cm" style:rel-column-width="16882*"/>
    </style:style>
    <style:style style:name="Table1.B" style:family="table-column">
      <style:table-column-properties style:column-width="14.106cm" style:rel-column-width="4865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7"><draw:image xlink:href="../images/3029.png" xlink:type="simple" xlink:show="embed" xlink:actuate="onLoad"/></draw:frame></text:p>
          </table:table-cell>
          <table:table-cell table:style-name="Table1.B1" office:value-type="string">
            <text:h text:style-name="P5" text:outline-level="1">Задержка по включению и выключе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4.369cm" svg:height="2.3cm" draw:z-index="0"><draw:image xlink:href="../images/3029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Реализует задержку (выжидание подтверждения) входного сигнала на заданное время при любом изменении входного <text:span text:style-name="T3">логического</text:span> сигнала:</text:p>
            <text:p text:style-name="P4"><draw:frame draw:style-name="fr4" draw:name="Объект3" text:anchor-type="as-char" svg:width="10.65cm" svg:height="2.041cm" draw:z-index="8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3"><text:span text:style-name="T11">где </text:span><text:span text:style-name="T5">y(t)</text:span><text:span text:style-name="T7"> </text:span><text:span text:style-name="T11">– выходной сигнал блока, </text:span><text:span text:style-name="T5">x(t)</text:span><text:span text:style-name="T7"> </text:span><text:span text:style-name="T11">– входной сигнал, </text:span><text:span text:style-name="T5">T₁ , T₂</text:span><text:span text:style-name="T7"> </text:span><text:span text:style-name="T11">– постоянные времени подтверждения (по включению и по выключению, соответственно).</text:span></text:p>
            <text:p text:style-name="P3"><text:span text:style-name="T2">Важно</text:span><text:span text:style-name="T11">: выход блока может принимать значения либо </text:span><text:span text:style-name="T2">0</text:span><text:span text:style-name="T11">, либо </text:span><text:span text:style-name="T2">1</text:span><text:span text:style-name="T11">.</text:span></text:p>
            <text:p text:style-name="P3"><text:span text:style-name="T1">Свойства</text:span>:</text:p>
            <text:list xml:id="list490518760017525935" text:style-name="L1">
              <text:list-item>
                <text:p text:style-name="P6">Времена подтверждения по включению, с – задержк<text:span text:style-name="T8">а</text:span> включения <text:span text:style-name="T5">T₁</text:span>.</text:p>
              </text:list-item>
              <text:list-item>
                <text:p text:style-name="P6">Времена подтверждения по выключению, с – задержка выключения <text:span text:style-name="T5">T₂</text:span>.</text:p>
              </text:list-item>
              <text:list-item>
                <text:p text:style-name="P6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3"><text:span text:style-name="T1">Сравнение блоков</text:span> задержки по выключению, по включению и одновременно по выключению и включению:</text:p>
            <text:p text:style-name="P3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4"><text:soft-page-break/><draw:frame draw:style-name="fr2" draw:name="Графический объект3" text:anchor-type="as-char" svg:width="17.104cm" svg:height="9.144cm" draw:z-index="2"><draw:image xlink:href="../images/3030_a.png" xlink:type="simple" xlink:show="embed" xlink:actuate="onLoad"/></draw:frame></text:p>
            <text:p text:style-name="P4"><draw:frame draw:style-name="fr2" draw:name="Графический объект4" text:anchor-type="as-char" svg:width="17.104cm" svg:height="9.144cm" draw:z-index="3"><draw:image xlink:href="../images/3028_a.png" xlink:type="simple" xlink:show="embed" xlink:actuate="onLoad"/></draw:frame></text:p>
            <text:p text:style-name="P4"><text:soft-page-break/><draw:frame draw:style-name="fr2" draw:name="Графический объект5" text:anchor-type="as-char" svg:width="17.104cm" svg:height="9.144cm" draw:z-index="4"><draw:image xlink:href="../images/3029_a.png" xlink:type="simple" xlink:show="embed" xlink:actuate="onLoad"/></draw:frame></text:p>
            <text:p text:style-name="P3"><text:span text:style-name="T10">Примечание</text:span><text:span text:style-name="T8">: е</text:span>сли на вход блока подается не <text:span text:style-name="T3">логический</text:span>, а <text:span text:style-name="T3">действительный</text:span> сигнал, то он считается <text:span text:style-name="T3">включенным</text:span> при <text:span text:style-name="T6">x(t) &gt; 0.5</text:span> <text:span text:style-name="T8">и </text:span><text:span text:style-name="T9">выключенным</text:span><text:span text:style-name="T8"> при </text:span><text:span text:style-name="T6">x(t) &lt; 0.5</text:span><text:span text:style-name="T4">:</text:span></text:p>
            <text:p text:style-name="P3"><draw:frame draw:style-name="fr3" draw:name="Графический объект6" text:anchor-type="paragraph" svg:width="17.104cm" svg:height="9.144cm" draw:z-index="6"><draw:image xlink:href="../images/3028_b.png" xlink:type="simple" xlink:show="embed" xlink:actuate="onLoad"/></draw:frame></text:p>
            <text:p text:style-name="P3"><draw:frame draw:style-name="fr3" draw:name="Графический объект7" text:anchor-type="paragraph" svg:width="17.104cm" svg:height="9.144cm" draw:z-index="5"><draw:image xlink:href="../images/3029_b.png" xlink:type="simple" xlink:show="embed" xlink:actuate="onLoad"/></draw:frame></text:p>
            <text:p text:style-name="P3"><draw:frame draw:style-name="fr3" draw:name="Графический объект8" text:anchor-type="paragraph" svg:width="17.104cm" svg:height="9.144cm" draw:z-index="1"><draw:image xlink:href="../images/3030_b.png" xlink:type="simple" xlink:show="embed" xlink:actuate="onLoad"/></draw:frame><text:soft-page-break/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 и выключению</dc:title>
    <dc:date>2014-12-22T17:15:47.96</dc:date>
    <meta:generator>OpenOffice/4.1.1$Win32 OpenOffice.org_project/411m6$Build-9775</meta:generator>
    <meta:editing-duration>PT3H16M30S</meta:editing-duration>
    <meta:editing-cycles>123</meta:editing-cycles>
    <meta:document-statistic meta:table-count="1" meta:image-count="8" meta:object-count="1" meta:page-count="4" meta:paragraph-count="20" meta:word-count="189" meta:character-count="1191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</mn>
                    </msub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>в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~ x(t) &gt; 0.5 ~в течение времени~ T_1; #
alignl 0, ~ если ~ x(t) &lt; 0.5 ~в течение времени~ T_2; #
alignl y(t- %DELTA t), ~ в остальных случаях;}
right none
</annotation>
  </semantics>
</math>
</file>